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ikkoraportti 1</text:h>
      <text:p text:style-name="Text_20_body">Viikko 1 kului Vindiniumin sääntöjen lukemiseen, Gitin asennukseen ja kertaamiseen, määrittelydokumentin kirjoittamiseen ja repositorion luomiseen. </text:p>
      <text:p text:style-name="Text_20_body">Olen päättänyt, että botti käyttää A*-algoritmia ja sen pohjana on valmis Vindinium-client, jossa ei ole tekoälyä. </text:p>
      <text:p text:style-name="Text_20_body">Olen oppinut/kerranut Gitin toiminnan ja pinnallisesti A* algoritmin toiminnan. </text:p>
      <text:p text:style-name="Text_20_body">Tähän mennessä minulla ei ole ollut vaikeuksia.</text:p>
      <text:p text:style-name="Text_20_body">Tulevalla viikolla aloitan botin koodausta clientin päälle alkaen reitinhausta ja kartan tulkitsemises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15S</meta:editing-duration>
    <meta:editing-cycles>12</meta:editing-cycles>
    <meta:generator>OpenOffice/4.1.1$Win32 OpenOffice.org_project/411m6$Build-9775</meta:generator>
    <dc:date>2015-09-06T22:11:11</dc:date>
    <dc:creator>Atte Walden</dc:creator>
    <meta:document-statistic meta:table-count="0" meta:image-count="0" meta:object-count="0" meta:page-count="1" meta:paragraph-count="6" meta:word-count="61" meta:character-count="512"/>
    <meta:user-defined meta:name="Info 1"/>
    <meta:user-defined meta:name="Info 2"/>
    <meta:user-defined meta:name="Info 3"/>
    <meta:user-defined meta:name="Info 4"/>
  </office:meta>
</office:document-meta>
</file>